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8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roblématique</text:p>
          </table:table-cell>
          <table:table-cell table:style-name="ce2"/>
        </table:table-row>
        <table:table-row table:style-name="ro1">
          <table:table-cell table:style-name="Default" office:value-type="string" calcext:value-type="string">
            <text:p>Comment les caractéristiques physiques des athlètes influencent-elles la formation de groupes d’épreuves sportives aux Jeux Olympiques, </text:p>
          </table:table-cell>
          <table:table-cell table:style-name="ce2"/>
        </table:table-row>
        <table:table-row table:style-name="ro1">
          <table:table-cell table:style-name="Default" office:value-type="string" calcext:value-type="string">
            <text:p>et comment ces groupes ont-ils évolué au cours du dernier siècle ?</text:p>
          </table:table-cell>
          <table:table-cell table:style-name="ce2"/>
        </table:table-row>
        <table:table-row table:style-name="ro1">
          <table:table-cell table:style-name="Default"/>
          <table:table-cell table:style-name="ce2"/>
        </table:table-row>
        <table:table-row table:style-name="ro1">
          <table:table-cell table:style-name="ce2" office:value-type="string" calcext:value-type="string">
            <text:p>Outil statistique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Réaliser une classification des épreuves sportives pour une année donnée des jeux olympiques d’été et d’hiver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Comparer les classification sur 4 périodes couvrant 100 années</text:p>
          </table:table-cell>
          <table:table-cell table:style-name="ce2"/>
        </table:table-row>
        <table:table-row table:style-name="ro1">
          <table:table-cell table:style-name="Default"/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Variables de la classification</text:p>
          </table:table-cell>
          <table:table-cell table:style-name="ce4" office:value-type="string" calcext:value-type="string">
            <text:p>Variables de la base utilisée</text:p>
          </table:table-cell>
        </table:table-row>
        <table:table-row table:style-name="ro1">
          <table:table-cell table:style-name="ce5" office:value-type="string" calcext:value-type="string">
            <text:p>Individu statistique</text:p>
          </table:table-cell>
          <table:table-cell table:style-name="ce8"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nombre d’épreuves dans le sport associé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part des femmes participantes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nombre de participants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ombre de pays participant</text:p>
          </table:table-cell>
          <table:table-cell office:value-type="string" calcext:value-type="string">
            <text:p>ID et NOC</text:p>
          </table:table-cell>
        </table:table-row>
        <table:table-row table:style-name="ro1">
          <table:table-cell office:value-type="string" calcext:value-type="string">
            <text:p>age moyen des participants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écart type de l’âge des athlètes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poids moyen des athlète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écart type du poids des athlète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taille moyen des athlètes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écart type de la taille des athlètes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année d’apparition de l’épreuv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style-name="ce7" office:value-type="string" calcext:value-type="string">
            <text:p>type d’épreuve (individuel, collectif)</text:p>
          </table:table-cell>
          <table:table-cell table:style-name="ce7" office:value-type="string" calcext:value-type="string">
            <text:p>exogène à la base de donn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6:38:06.296000000</meta:creation-date>
    <dc:date>2025-04-09T16:38:29.603000000</dc:date>
    <meta:editing-duration>PT23S</meta:editing-duration>
    <meta:editing-cycles>1</meta:editing-cycles>
    <meta:document-statistic meta:table-count="1" meta:cell-count="34" meta:object-count="0"/>
    <meta:generator>LibreOffice/24.8.5.2$Windows_X86_64 LibreOffice_project/fddf2685c70b461e7832239a0162a77216259f22</meta:generator>
  </office:meta>
</office:document-meta>
</file>